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5b95b" officeooo:paragraph-rsid="0005b95b"/>
    </style:style>
    <style:style style:name="P2" style:family="paragraph" style:parent-style-name="Standard">
      <style:text-properties style:font-name="Liberation Sans" officeooo:rsid="00075ada" officeooo:paragraph-rsid="00075ada"/>
    </style:style>
    <style:style style:name="P3" style:family="paragraph" style:parent-style-name="Standard">
      <style:text-properties style:font-name="Liberation Mono" officeooo:rsid="0005b95b" officeooo:paragraph-rsid="0005b95b"/>
    </style:style>
    <style:style style:name="P4" style:family="paragraph" style:parent-style-name="Standard">
      <style:text-properties style:font-name="Liberation Mono" officeooo:rsid="00075ada" officeooo:paragraph-rsid="00075ada"/>
    </style:style>
    <style:style style:name="P5" style:family="paragraph" style:parent-style-name="Standard">
      <style:text-properties style:font-name="Liberation Mono" officeooo:rsid="000b31ce" officeooo:paragraph-rsid="000b31ce"/>
    </style:style>
    <style:style style:name="P6" style:family="paragraph" style:parent-style-name="Text_20_body">
      <style:text-properties officeooo:rsid="00063971" officeooo:paragraph-rsid="00063971"/>
    </style:style>
    <style:style style:name="P7" style:family="paragraph" style:parent-style-name="Text_20_body">
      <style:text-properties style:font-name="Liberation Sans"/>
    </style:style>
    <style:style style:name="P8" style:family="paragraph" style:parent-style-name="Text_20_body">
      <style:text-properties style:font-name="Liberation Sans" officeooo:rsid="00063971" officeooo:paragraph-rsid="00063971"/>
    </style:style>
    <style:style style:name="P9" style:family="paragraph" style:parent-style-name="Text_20_body">
      <style:text-properties style:font-name="Liberation Sans" officeooo:rsid="00075ada" officeooo:paragraph-rsid="00075ada"/>
    </style:style>
    <style:style style:name="P10" style:family="paragraph" style:parent-style-name="Text_20_body">
      <style:text-properties style:font-name="Liberation Sans" officeooo:rsid="00075ada" officeooo:paragraph-rsid="000b31ce"/>
    </style:style>
    <style:style style:name="P11" style:family="paragraph" style:parent-style-name="Text_20_body">
      <style:text-properties style:font-name="Liberation Mono" officeooo:rsid="000b31ce" officeooo:paragraph-rsid="000b31ce"/>
    </style:style>
    <style:style style:name="P12" style:family="paragraph" style:parent-style-name="Text_20_body">
      <style:text-properties officeooo:paragraph-rsid="000b31ce"/>
    </style:style>
    <style:style style:name="P13" style:family="paragraph" style:parent-style-name="Title">
      <style:text-properties style:font-name="Liberation Sans"/>
    </style:style>
    <style:style style:name="P14" style:family="paragraph" style:parent-style-name="Standard">
      <style:text-properties style:font-name="Liberation Mono" officeooo:rsid="000b31ce" officeooo:paragraph-rsid="000b31ce"/>
    </style:style>
    <style:style style:name="P15" style:family="paragraph" style:parent-style-name="Standard">
      <style:text-properties style:font-name="Liberation Mono" officeooo:rsid="000c5dc6" officeooo:paragraph-rsid="000b53d9"/>
    </style:style>
    <style:style style:name="P16" style:family="paragraph" style:parent-style-name="Standard">
      <style:text-properties style:font-name="Liberation Sans" fo:language="en" fo:country="US" officeooo:rsid="000c5dc6" officeooo:paragraph-rsid="000b53d9"/>
    </style:style>
    <style:style style:name="P17" style:family="paragraph" style:parent-style-name="Heading_20_1">
      <style:text-properties style:font-name="Liberation Sans"/>
    </style:style>
    <style:style style:name="P18" style:family="paragraph" style:parent-style-name="Heading_20_1">
      <style:text-properties style:font-name="Liberation Sans" officeooo:rsid="00075ada" officeooo:paragraph-rsid="000b31ce"/>
    </style:style>
    <style:style style:name="P19" style:family="paragraph" style:parent-style-name="Heading_20_1">
      <style:text-properties officeooo:paragraph-rsid="000b53d9"/>
    </style:style>
    <style:style style:name="T1" style:family="text">
      <style:text-properties officeooo:rsid="00063971"/>
    </style:style>
    <style:style style:name="T2" style:family="text">
      <style:text-properties officeooo:rsid="00075ada"/>
    </style:style>
    <style:style style:name="T3" style:family="text">
      <style:text-properties officeooo:rsid="0008ef8d"/>
    </style:style>
    <style:style style:name="T4" style:family="text">
      <style:text-properties officeooo:rsid="000b31ce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075ada"/>
    </style:style>
    <style:style style:name="T7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log API Telepítés</text:p>
      <text:p text:style-name="P1"/>
      <text:h text:style-name="P17" text:outline-level="1">Szükséges programok:</text:h>
      <text:p text:style-name="P7"/>
      <text:p text:style-name="P1">Redis 2.8.17<text:span text:style-name="T2">+</text:span></text:p>
      <text:p text:style-name="P1">Ruby 2.2.0</text:p>
      <text:p text:style-name="P1"/>
      <text:h text:style-name="P17" text:outline-level="1">Telepítés:</text:h>
      <text:p text:style-name="P6"/>
      <text:p text:style-name="P8"><text:span text:style-name="T3">Webserver</text:span> user könyvtárából futtatva:</text:p>
      <text:p text:style-name="P3">git clone <text:a xlink:type="simple" xlink:href="mailto:user@git.ppt.eu"><text:span text:style-name="T1">user@</text:span></text:a><text:a xlink:type="simple" xlink:href="mailto:user@git.ppt.eu">git.ppt.eu</text:a>:/commonity/elog.git</text:p>
      <text:p text:style-name="P4">cd elog</text:p>
      <text:p text:style-name="P3">bundle install</text:p>
      <text:p text:style-name="P3"/>
      <text:h text:style-name="Heading_20_1" text:outline-level="1">Indítás:</text:h>
      <text:p text:style-name="P9"/>
      <text:p text:style-name="P9">Rootként init.d-be:</text:p>
      <text:p text:style-name="P11">redis-server</text:p>
      <text:p text:style-name="P9"/>
      <text:p text:style-name="P9"><text:span text:style-name="T3">Webserver userként</text:span> elog könyvtá<text:span text:style-name="T3">r</text:span>ból indítva:</text:p>
      <text:p text:style-name="P5">start.sh</text:p>
      <text:p text:style-name="P3"/>
      <text:p text:style-name="P2"/>
      <text:p text:style-name="P2">A port rackup -p paraméterével állítható át, ha nem jó a <text:span text:style-name="T4">9292</text:span>-<text:span text:style-name="T4">e</text:span>s.</text:p>
      <text:p text:style-name="P2"/>
      <text:h text:style-name="P18" text:outline-level="1"><text:span text:style-name="T4">Leáll</text:span>ítás:</text:h>
      <text:p text:style-name="P12"/>
      <text:p text:style-name="P10"><text:span text:style-name="T3">Webserver userként</text:span> elog könyvtá<text:span text:style-name="T3">r</text:span>ból indítva:</text:p>
      <text:p text:style-name="P5"><text:span text:style-name="T6">st</text:span><text:span text:style-name="T5">op</text:span><text:span text:style-name="T6">.sh</text:span></text:p>
      <text:p text:style-name="P5"/>
      <text:h text:style-name="P19" text:outline-level="1"><text:span text:style-name="T6">C</text:span><text:span text:style-name="T5">satlakozás:</text:span></text:h>
      <text:p text:style-name="P15"/>
      <text:p text:style-name="P15">http://<text:span text:style-name="T7">&lt;server&gt;:9090/event</text:span></text:p>
      <text:p text:style-name="P16"><text:span text:style-name="T6">Auth header paraméter: MTMxYjdkNmRkZjEzMWQxYzJlNmY2N2Vh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7:20:18.176000000</meta:creation-date>
    <dc:date>2015-03-27T17:16:44.141000000</dc:date>
    <meta:editing-duration>PT5M38S</meta:editing-duration>
    <meta:editing-cycles>4</meta:editing-cycles>
    <meta:generator>LibreOffice/4.2.8.2$Windows_x86 LibreOffice_project/48d50dbfc06349262c9d50868e5c1f630a573ebd</meta:generator>
    <meta:document-statistic meta:table-count="0" meta:image-count="0" meta:object-count="0" meta:page-count="1" meta:paragraph-count="21" meta:word-count="56" meta:character-count="485" meta:non-whitespace-character-count="449"/>
  </office:meta>
</office:document-meta>
</file>